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image/gif" manifest:full-path="Pictures/100002000000007000000065D47D386C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#ccccff" fo:border="0.002cm solid #000000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-ranges="Feuille1.A1:Feuille1.I9">
        <table:table-column table:style-name="co3" table:default-cell-style-name="ce1"/>
        <table:table-column table:style-name="co3" table:default-cell-style-name="ce2"/>
        <table:table-column table:style-name="co3" table:default-cell-style-name="ce3"/>
        <table:table-column table:style-name="co3" table:default-cell-style-name="ce2"/>
        <table:table-column table:style-name="co3" table:default-cell-style-name="ce3"/>
        <table:table-column table:style-name="co3" table:default-cell-style-name="ce2"/>
        <table:table-column table:style-name="co3" table:default-cell-style-name="ce3"/>
        <table:table-column table:style-name="co3" table:default-cell-style-name="ce2"/>
        <table:table-column table:style-name="co3" table:default-cell-style-name="ce3"/>
        <table:table-row table:style-name="ro1">
          <table:table-cell office:value-type="float" office:value="1">
            <text:p>1</text:p>
          </table:table-cell>
          <table:table-cell>
            <draw:frame table:end-cell-address="Feuille1.B1" table:end-x="0.59cm" table:end-y="0.443cm" draw:z-index="0" draw:name="Images 1" draw:style-name="gr1" draw:text-style-name="P1" svg:width="0.587cm" svg:height="0.443cm" svg:x="0.003cm" svg:y="0cm">
              <draw:image xlink:href="Pictures/100002000000007000000065D47D386C.gif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>
            <draw:frame table:end-cell-address="Feuille1.H2" table:end-x="0.571cm" table:end-y="0.446cm" draw:z-index="2" draw:name="Images 1" draw:style-name="gr1" draw:text-style-name="P1" svg:width="0.587cm" svg:height="0.443cm" svg:x="0.582cm" svg:y="0.003cm">
              <draw:image xlink:href="Pictures/100002000000007000000065D47D386C.gif" xlink:type="simple" xlink:show="embed" xlink:actuate="onLoad">
                <text:p/>
              </draw:image>
            </draw:frame>
          </table:table-cell>
          <table:table-cell table:style-name="ce3"/>
          <table:table-cell table:style-name="ce2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  <table:table-cell>
            <draw:frame table:end-cell-address="Feuille1.F3" table:end-x="0.577cm" table:end-y="0.445cm" draw:z-index="1" draw:name="Images 1" draw:style-name="gr1" draw:text-style-name="P1" svg:width="0.587cm" svg:height="0.443cm" svg:x="0.588cm" svg:y="0.002cm">
              <draw:image xlink:href="Pictures/100002000000007000000065D47D386C.gif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>
            <draw:frame table:end-cell-address="Feuille1.I4" table:end-x="0.567cm" table:end-y="0.445cm" draw:z-index="4" draw:name="Images 1" draw:style-name="gr1" draw:text-style-name="P1" svg:width="0.587cm" svg:height="0.443cm" svg:x="0.577cm" svg:y="0.002cm">
              <draw:image xlink:href="Pictures/100002000000007000000065D47D386C.gif" xlink:type="simple" xlink:show="embed" xlink:actuate="onLoad">
                <text:p/>
              </draw:image>
            </draw:frame>
          </table:table-cell>
          <table:table-cell table:style-name="ce2"/>
        </table:table-row>
        <table:table-row table:style-name="ro1">
          <table:table-cell office:value-type="float" office:value="5">
            <text:p>5</text:p>
          </table:table-cell>
          <table:table-cell/>
          <table:table-cell>
            <draw:frame table:end-cell-address="Feuille1.C5" table:end-x="0.587cm" table:end-y="0.443cm" draw:z-index="3" draw:name="Images 1" draw:style-name="gr1" draw:text-style-name="P1" svg:width="0.587cm" svg:height="0.443cm" svg:x="0cm" svg:y="0cm">
              <draw:image xlink:href="Pictures/100002000000007000000065D47D386C.gif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table:style-name="ce3"/>
          <table:table-cell table:style-name="ce2"/>
          <table:table-cell table:style-name="ce3">
            <draw:frame table:end-cell-address="Feuille1.E6" table:end-x="0.581cm" table:end-y="0.445cm" draw:z-index="5" draw:name="Images 1" draw:style-name="gr1" draw:text-style-name="P1" svg:width="0.587cm" svg:height="0.443cm" svg:x="0.591cm" svg:y="0.002cm">
              <draw:image xlink:href="Pictures/100002000000007000000065D47D386C.gif" xlink:type="simple" xlink:show="embed" xlink:actuate="onLoad">
                <text:p/>
              </draw:image>
            </draw:frame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1">
          <table:table-cell office:value-type="float" office:value="7">
            <text:p>7</text:p>
          </table:table-cell>
          <table:table-cell table:number-columns-repeated="4"/>
          <table:table-cell>
            <draw:frame table:end-cell-address="Feuille1.G7" table:end-x="0.575cm" table:end-y="0.445cm" draw:z-index="7" draw:name="Images 1" draw:style-name="gr1" draw:text-style-name="P1" svg:width="0.587cm" svg:height="0.443cm" svg:x="0.585cm" svg:y="0.002cm">
              <draw:image xlink:href="Pictures/100002000000007000000065D47D386C.gif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style-name="ce3"/>
          <table:table-cell table:style-name="ce2">
            <draw:frame table:end-cell-address="Feuille1.D8" table:end-x="0.584cm" table:end-y="0.444cm" draw:z-index="6" draw:name="Images 1" draw:style-name="gr1" draw:text-style-name="P1" svg:width="0.587cm" svg:height="0.443cm" svg:x="0.595cm" svg:y="0.001cm">
              <draw:image xlink:href="Pictures/100002000000007000000065D47D386C.gif" xlink:type="simple" xlink:show="embed" xlink:actuate="onLoad">
                <text:p/>
              </draw:image>
            </draw:frame>
          </table:table-cell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1">
          <table:table-cell table:style-name="Default"/>
          <table:table-cell table:style-name="ce4" office:value-type="string">
            <text:p>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4" office:value-type="string">
            <text:p>E</text:p>
          </table:table-cell>
          <table:table-cell table:style-name="ce4" office:value-type="string">
            <text:p>F</text:p>
          </table:table-cell>
          <table:table-cell table:style-name="ce4" office:value-type="string">
            <text:p>G</text:p>
          </table:table-cell>
          <table:table-cell table:style-name="ce4" office:value-type="string">
            <text:p>H</text:p>
          </table:table-cell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CH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1">21.01.2011</text:date>, <text:time>00:2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Fischer</meta:initial-creator>
    <meta:creation-date>2011-01-14T17:14:47</meta:creation-date>
    <dc:date>2011-01-21T00:20:46</dc:date>
    <dc:creator>David Fischer</dc:creator>
    <meta:editing-duration>PT00H14M16S</meta:editing-duration>
    <meta:editing-cycles>3</meta:editing-cycles>
    <meta:generator>OpenOffice.org/3.2$Unix OpenOffice.org_project/320m19$Build-9505</meta:generator>
    <meta:document-statistic meta:table-count="3" meta:cell-count="16" meta:object-count="8"/>
  </office:meta>
</office:document-meta>
</file>